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3" manifest:media-type="application/x-openoffice-gdimetafile;windows_formatname=&quot;GDIMetaFile&quot;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4756in"/>
    </style:style>
    <style:style style:name="co2" style:family="table-column">
      <style:table-column-properties fo:break-before="auto" style:column-width="0.8228in"/>
    </style:style>
    <style:style style:name="co3" style:family="table-column">
      <style:table-column-properties fo:break-before="auto" style:column-width="0.4882in"/>
    </style:style>
    <style:style style:name="co4" style:family="table-column">
      <style:table-column-properties fo:break-before="auto" style:column-width="0.7327in"/>
    </style:style>
    <style:style style:name="co5" style:family="table-column">
      <style:table-column-properties fo:break-before="auto" style:column-width="0.8354in"/>
    </style:style>
    <style:style style:name="co6" style:family="table-column">
      <style:table-column-properties fo:break-before="auto" style:column-width="0.689in"/>
    </style:style>
    <style:style style:name="co7" style:family="table-column">
      <style:table-column-properties fo:break-before="auto" style:column-width="0.7925in"/>
    </style:style>
    <style:style style:name="co8" style:family="table-column">
      <style:table-column-properties fo:break-before="auto" style:column-width="0.6335in"/>
    </style:style>
    <style:style style:name="co9" style:family="table-column">
      <style:table-column-properties fo:break-before="auto" style:column-width="0.8098in"/>
    </style:style>
    <style:style style:name="co10" style:family="table-column">
      <style:table-column-properties fo:break-before="auto" style:column-width="0.4346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5472in"/>
    </style:style>
    <style:style style:name="co13" style:family="table-column">
      <style:table-column-properties fo:break-before="auto" style:column-width="0.7508in"/>
    </style:style>
    <style:style style:name="co14" style:family="table-column">
      <style:table-column-properties fo:break-before="auto" style:column-width="0.3508in"/>
    </style:style>
    <style:style style:name="co15" style:family="table-column">
      <style:table-column-properties fo:break-before="auto" style:column-width="0.4417in"/>
    </style:style>
    <style:style style:name="co16" style:family="table-column">
      <style:table-column-properties fo:break-before="auto" style:column-width="0.5402in"/>
    </style:style>
    <style:style style:name="ro1" style:family="table-row">
      <style:table-row-properties style:row-height="0.333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join_cardinality_query_analysis" table:style-name="ta1">
        <table:shapes>
          <draw:frame draw:z-index="0" draw:style-name="gr1" draw:text-style-name="P1" svg:width="6.2988in" svg:height="3.5429in" svg:x="7.2783in" svg:y="1.0854in">
            <draw:object draw:notify-on-update-of-ranges="join_cardinality_query_analysis.L2:join_cardinality_query_analysis.L2 join_cardinality_query_analysis.D2:join_cardinality_query_analysis.D8 join_cardinality_query_analysis.L3:join_cardinality_query_analysis.L3 join_cardinality_query_analysis.G2:join_cardinality_query_analysis.G14 join_cardinality_query_analysis.L4:join_cardinality_query_analysis.L4 join_cardinality_query_analysis.J2:join_cardinality_query_analysis.J1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Join</text:p>
            <text:p>Size</text:p>
          </table:table-cell>
          <table:table-cell office:value-type="string" calcext:value-type="string">
            <text:p>Simple</text:p>
            <text:p>Complexity</text:p>
          </table:table-cell>
          <table:table-cell office:value-type="string" calcext:value-type="string">
            <text:p>Simple</text:p>
            <text:p>Count</text:p>
          </table:table-cell>
          <table:table-cell office:value-type="string" calcext:value-type="string">
            <text:p>Simple</text:p>
            <text:p>Median</text:p>
          </table:table-cell>
          <table:table-cell office:value-type="string" calcext:value-type="string">
            <text:p>Moderate</text:p>
            <text:p>Complexity</text:p>
          </table:table-cell>
          <table:table-cell office:value-type="string" calcext:value-type="string">
            <text:p>Moderate</text:p>
            <text:p>Count</text:p>
          </table:table-cell>
          <table:table-cell office:value-type="string" calcext:value-type="string">
            <text:p>Moderate</text:p>
            <text:p>Median</text:p>
          </table:table-cell>
          <table:table-cell office:value-type="string" calcext:value-type="string">
            <text:p>Complex</text:p>
            <text:p>Complexity</text:p>
          </table:table-cell>
          <table:table-cell office:value-type="string" calcext:value-type="string">
            <text:p>Complex</text:p>
            <text:p>Count</text:p>
          </table:table-cell>
          <table:table-cell office:value-type="string" calcext:value-type="string">
            <text:p>Complex</text:p>
            <text:p>Median</text:p>
          </table:table-cell>
          <table:table-cell table:number-columns-repeated="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459925" calcext:value-type="float">
            <text:p>459925</text:p>
          </table:table-cell>
          <table:table-cell office:value-type="float" office:value="1" calcext:value-type="float">
            <text:p>1</text:p>
          </table:table-cell>
          <table:table-cell office:value-type="float" office:value="705" calcext:value-type="float">
            <text:p>705</text:p>
          </table:table-cell>
          <table:table-cell office:value-type="float" office:value="378072" calcext:value-type="float">
            <text:p>378072</text:p>
          </table:table-cell>
          <table:table-cell office:value-type="float" office:value="2" calcext:value-type="float">
            <text:p>2</text:p>
          </table:table-cell>
          <table:table-cell office:value-type="float" office:value="339" calcext:value-type="float">
            <text:p>339</text:p>
          </table:table-cell>
          <table:table-cell office:value-type="float" office:value="159355" calcext:value-type="float">
            <text:p>159355</text:p>
          </table:table-cell>
          <table:table-cell/>
          <table:table-cell office:value-type="string" calcext:value-type="string">
            <text:p>Simple query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 office:value-type="float" office:value="168225" calcext:value-type="float">
            <text:p>168225</text:p>
          </table:table-cell>
          <table:table-cell office:value-type="float" office:value="1" calcext:value-type="float">
            <text:p>1</text:p>
          </table:table-cell>
          <table:table-cell office:value-type="float" office:value="1390" calcext:value-type="float">
            <text:p>1390</text:p>
          </table:table-cell>
          <table:table-cell office:value-type="float" office:value="104095" calcext:value-type="float">
            <text:p>104095</text:p>
          </table:table-cell>
          <table:table-cell office:value-type="float" office:value="2" calcext:value-type="float">
            <text:p>2</text:p>
          </table:table-cell>
          <table:table-cell office:value-type="float" office:value="882" calcext:value-type="float">
            <text:p>882</text:p>
          </table:table-cell>
          <table:table-cell office:value-type="float" office:value="39854" calcext:value-type="float">
            <text:p>39854</text:p>
          </table:table-cell>
          <table:table-cell/>
          <table:table-cell office:value-type="string" calcext:value-type="string">
            <text:p>Moderate query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148552" calcext:value-type="float">
            <text:p>148552</text:p>
          </table:table-cell>
          <table:table-cell office:value-type="float" office:value="1" calcext:value-type="float">
            <text:p>1</text:p>
          </table:table-cell>
          <table:table-cell office:value-type="float" office:value="2206" calcext:value-type="float">
            <text:p>2206</text:p>
          </table:table-cell>
          <table:table-cell office:value-type="float" office:value="22138.5" calcext:value-type="float">
            <text:p>22138.5</text:p>
          </table:table-cell>
          <table:table-cell office:value-type="float" office:value="2" calcext:value-type="float">
            <text:p>2</text:p>
          </table:table-cell>
          <table:table-cell office:value-type="float" office:value="1866" calcext:value-type="float">
            <text:p>1866</text:p>
          </table:table-cell>
          <table:table-cell office:value-type="float" office:value="14010" calcext:value-type="float">
            <text:p>14010</text:p>
          </table:table-cell>
          <table:table-cell/>
          <table:table-cell office:value-type="string" calcext:value-type="string">
            <text:p>Complex query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77884" calcext:value-type="float">
            <text:p>77884</text:p>
          </table:table-cell>
          <table:table-cell office:value-type="float" office:value="1" calcext:value-type="float">
            <text:p>1</text:p>
          </table:table-cell>
          <table:table-cell office:value-type="float" office:value="2809" calcext:value-type="float">
            <text:p>2809</text:p>
          </table:table-cell>
          <table:table-cell office:value-type="float" office:value="12936" calcext:value-type="float">
            <text:p>12936</text:p>
          </table:table-cell>
          <table:table-cell office:value-type="float" office:value="2" calcext:value-type="float">
            <text:p>2</text:p>
          </table:table-cell>
          <table:table-cell office:value-type="float" office:value="3318" calcext:value-type="float">
            <text:p>3318</text:p>
          </table:table-cell>
          <table:table-cell office:value-type="float" office:value="9923" calcext:value-type="float">
            <text:p>9923</text:p>
          </table:table-cell>
          <table:table-cell table:number-columns-repeated="1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30057" calcext:value-type="float">
            <text:p>30057</text:p>
          </table:table-cell>
          <table:table-cell office:value-type="float" office:value="1" calcext:value-type="float">
            <text:p>1</text:p>
          </table:table-cell>
          <table:table-cell office:value-type="float" office:value="2945" calcext:value-type="float">
            <text:p>2945</text:p>
          </table:table-cell>
          <table:table-cell office:value-type="float" office:value="8713" calcext:value-type="float">
            <text:p>8713</text:p>
          </table:table-cell>
          <table:table-cell office:value-type="float" office:value="2" calcext:value-type="float">
            <text:p>2</text:p>
          </table:table-cell>
          <table:table-cell office:value-type="float" office:value="5091" calcext:value-type="float">
            <text:p>5091</text:p>
          </table:table-cell>
          <table:table-cell office:value-type="float" office:value="8208" calcext:value-type="float">
            <text:p>8208</text:p>
          </table:table-cell>
          <table:table-cell table:number-columns-repeated="1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448" calcext:value-type="float">
            <text:p>8448</text:p>
          </table:table-cell>
          <table:table-cell office:value-type="float" office:value="1" calcext:value-type="float">
            <text:p>1</text:p>
          </table:table-cell>
          <table:table-cell office:value-type="float" office:value="2561" calcext:value-type="float">
            <text:p>2561</text:p>
          </table:table-cell>
          <table:table-cell office:value-type="float" office:value="7683" calcext:value-type="float">
            <text:p>7683</text:p>
          </table:table-cell>
          <table:table-cell office:value-type="float" office:value="2" calcext:value-type="float">
            <text:p>2</text:p>
          </table:table-cell>
          <table:table-cell office:value-type="float" office:value="6810" calcext:value-type="float">
            <text:p>6810</text:p>
          </table:table-cell>
          <table:table-cell office:value-type="float" office:value="8890" calcext:value-type="float">
            <text:p>8890</text:p>
          </table:table-cell>
          <table:table-cell table:number-columns-repeated="1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254" calcext:value-type="float">
            <text:p>4254</text:p>
          </table:table-cell>
          <table:table-cell office:value-type="float" office:value="1" calcext:value-type="float">
            <text:p>1</text:p>
          </table:table-cell>
          <table:table-cell office:value-type="float" office:value="1876" calcext:value-type="float">
            <text:p>1876</text:p>
          </table:table-cell>
          <table:table-cell office:value-type="float" office:value="6615" calcext:value-type="float">
            <text:p>6615</text:p>
          </table:table-cell>
          <table:table-cell office:value-type="float" office:value="2" calcext:value-type="float">
            <text:p>2</text:p>
          </table:table-cell>
          <table:table-cell office:value-type="float" office:value="7959" calcext:value-type="float">
            <text:p>7959</text:p>
          </table:table-cell>
          <table:table-cell office:value-type="float" office:value="8913" calcext:value-type="float">
            <text:p>8913</text:p>
          </table:table-cell>
          <table:table-cell table:number-columns-repeated="10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60" calcext:value-type="float">
            <text:p>1160</text:p>
          </table:table-cell>
          <table:table-cell office:value-type="float" office:value="6085" calcext:value-type="float">
            <text:p>6085</text:p>
          </table:table-cell>
          <table:table-cell office:value-type="float" office:value="2" calcext:value-type="float">
            <text:p>2</text:p>
          </table:table-cell>
          <table:table-cell office:value-type="float" office:value="8082" calcext:value-type="float">
            <text:p>8082</text:p>
          </table:table-cell>
          <table:table-cell office:value-type="float" office:value="8819" calcext:value-type="float">
            <text:p>8819</text:p>
          </table:table-cell>
          <table:table-cell table:number-columns-repeated="10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3" calcext:value-type="float">
            <text:p>603</text:p>
          </table:table-cell>
          <table:table-cell office:value-type="float" office:value="5628" calcext:value-type="float">
            <text:p>5628</text:p>
          </table:table-cell>
          <table:table-cell office:value-type="float" office:value="2" calcext:value-type="float">
            <text:p>2</text:p>
          </table:table-cell>
          <table:table-cell office:value-type="float" office:value="7056" calcext:value-type="float">
            <text:p>7056</text:p>
          </table:table-cell>
          <table:table-cell office:value-type="float" office:value="9225" calcext:value-type="float">
            <text:p>9225</text:p>
          </table:table-cell>
          <table:table-cell table:number-columns-repeated="10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57" calcext:value-type="float">
            <text:p>257</text:p>
          </table:table-cell>
          <table:table-cell office:value-type="float" office:value="3027" calcext:value-type="float">
            <text:p>3027</text:p>
          </table:table-cell>
          <table:table-cell office:value-type="float" office:value="2" calcext:value-type="float">
            <text:p>2</text:p>
          </table:table-cell>
          <table:table-cell office:value-type="float" office:value="5220" calcext:value-type="float">
            <text:p>5220</text:p>
          </table:table-cell>
          <table:table-cell office:value-type="float" office:value="8340" calcext:value-type="float">
            <text:p>8340</text:p>
          </table:table-cell>
          <table:table-cell table:number-columns-repeated="10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1903.5" calcext:value-type="float">
            <text:p>1903.5</text:p>
          </table:table-cell>
          <table:table-cell office:value-type="float" office:value="2" calcext:value-type="float">
            <text:p>2</text:p>
          </table:table-cell>
          <table:table-cell office:value-type="float" office:value="3210" calcext:value-type="float">
            <text:p>3210</text:p>
          </table:table-cell>
          <table:table-cell office:value-type="float" office:value="7163.5" calcext:value-type="float">
            <text:p>7163.5</text:p>
          </table:table-cell>
          <table:table-cell table:number-columns-repeated="10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191" calcext:value-type="float">
            <text:p>1191</text:p>
          </table:table-cell>
          <table:table-cell office:value-type="float" office:value="2" calcext:value-type="float">
            <text:p>2</text:p>
          </table:table-cell>
          <table:table-cell office:value-type="float" office:value="1599" calcext:value-type="float">
            <text:p>1599</text:p>
          </table:table-cell>
          <table:table-cell office:value-type="float" office:value="6940" calcext:value-type="float">
            <text:p>6940</text:p>
          </table:table-cell>
          <table:table-cell table:number-columns-repeated="10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97" calcext:value-type="float">
            <text:p>397</text:p>
          </table:table-cell>
          <table:table-cell office:value-type="float" office:value="2" calcext:value-type="float">
            <text:p>2</text:p>
          </table:table-cell>
          <table:table-cell office:value-type="float" office:value="621" calcext:value-type="float">
            <text:p>621</text:p>
          </table:table-cell>
          <table:table-cell office:value-type="float" office:value="4890" calcext:value-type="float">
            <text:p>4890</text:p>
          </table:table-cell>
          <table:table-cell table:number-columns-repeated="10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77" calcext:value-type="float">
            <text:p>177</text:p>
          </table:table-cell>
          <table:table-cell office:value-type="float" office:value="2868" calcext:value-type="float">
            <text:p>2868</text:p>
          </table:table-cell>
          <table:table-cell table:number-columns-repeated="10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620" calcext:value-type="float">
            <text:p>1620</text:p>
          </table:table-cell>
          <table:table-cell table:number-columns-repeated="10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20" calcext:value-type="float">
            <text:p>1620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0" number:title="User-defined">
      <number:scientific-number number:decimal-places="0" number:min-decimal-places="0" number:min-integer-digits="1" number:min-exponent-digits="1" number:exponent-interval="1" number:forced-exponent-sign="true"/>
    </number:number-style>
    <number:number-style style:name="N129" number:title="User-defined">
      <number:scientific-number number:decimal-places="0" number:min-decimal-places="0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0.3$MacOSX_X86_64 LibreOffice_project/c21113d003cd3efa8c53188764377a8272d9d6de</meta:generator>
    <dc:date>2023-02-23T17:26:08.533961785</dc:date>
    <meta:editing-duration>PT15H3M25S</meta:editing-duration>
    <meta:editing-cycles>19</meta:editing-cycles>
    <meta:document-statistic meta:table-count="1" meta:cell-count="137" meta:object-count="1"/>
  </office:meta>
</office:document-meta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number-style style:name="N130" number:title="User-defined">
      <number:scientific-number number:decimal-places="0" number:min-decimal-places="0" number:min-integer-digits="1" number:min-exponent-digits="1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30">
      <style:chart-properties chart:display-label="true" chart:logarithmic="tru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158466" draw:fill-color="#15846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95cm" svg:y="0.283cm" style:legend-expansion="custom" svg:width="3.634cm" svg:height="1.594cm" style:legend-expansion-aspect-ratio="2.27979924717691" chart:style-name="ch2"/>
        <chart:plot-area chart:style-name="ch3" table:cell-range-address="join_cardinality_query_analysis.A2:join_cardinality_query_analysis.A17 join_cardinality_query_analysis.D2:join_cardinality_query_analysis.D8 join_cardinality_query_analysis.G2:join_cardinality_query_analysis.G14 join_cardinality_query_analysis.J2:join_cardinality_query_analysis.J17 join_cardinality_query_analysis.L2:join_cardinality_query_analysis.L4" chart:data-source-has-labels="both" svg:x="0.657cm" svg:y="-0.021cm" svg:width="15.271cm" svg:height="8.639cm">
          <chart:coordinate-region svg:x="1.761cm" svg:y="0.179cm" svg:width="13.968cm" svg:height="7.792cm"/>
          <chart:axis chart:dimension="x" chart:name="primary-x" chart:style-name="ch4" chartooo:axis-type="auto">
            <chartooo:date-scale/>
            <chart:title svg:x="7.649cm" svg:y="8.472cm" chart:style-name="ch5">
              <text:p>join size</text:p>
            </chart:title>
            <chart:categories table:cell-range-address="join_cardinality_query_analysis.A2:join_cardinality_query_analysis.A17 join_cardinality_query_analysis.D2:join_cardinality_query_analysis.D8 join_cardinality_query_analysis.G2:join_cardinality_query_analysis.G14 join_cardinality_query_analysis.J2:join_cardinality_query_analysis.J17"/>
          </chart:axis>
          <chart:axis chart:dimension="y" chart:name="primary-y" chart:style-name="ch6">
            <chart:title svg:x="0cm" svg:y="6.727cm" chart:style-name="ch7">
              <text:p>true cardinality median (log scale)</text:p>
            </chart:title>
            <chart:grid chart:style-name="ch8" chart:class="major"/>
          </chart:axis>
          <chart:series chart:style-name="ch9" chart:values-cell-range-address="join_cardinality_query_analysis.D2:join_cardinality_query_analysis.D8" chart:label-cell-address="join_cardinality_query_analysis.L2:join_cardinality_query_analysis.L2" chart:class="chart:line">
            <chart:data-point chart:repeated="7"/>
          </chart:series>
          <chart:series chart:style-name="ch10" chart:values-cell-range-address="join_cardinality_query_analysis.G2:join_cardinality_query_analysis.G14" chart:label-cell-address="join_cardinality_query_analysis.L3:join_cardinality_query_analysis.L3" chart:class="chart:line">
            <chart:data-point chart:repeated="13"/>
          </chart:series>
          <chart:series chart:style-name="ch11" chart:values-cell-range-address="join_cardinality_query_analysis.J2:join_cardinality_query_analysis.J17" chart:label-cell-address="join_cardinality_query_analysis.L4:join_cardinality_query_analysis.L4" chart:class="chart:line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 query</text:p>
                <draw:g>
                  <svg:desc>join_cardinality_query_analysis.L2:join_cardinality_query_analysis.L2</svg:desc>
                </draw:g>
              </table:table-cell>
              <table:table-cell office:value-type="string">
                <text:p>Moderate query</text:p>
                <draw:g>
                  <svg:desc>join_cardinality_query_analysis.L3:join_cardinality_query_analysis.L3</svg:desc>
                </draw:g>
              </table:table-cell>
              <table:table-cell office:value-type="string">
                <text:p>Complex query</text:p>
                <draw:g>
                  <svg:desc>join_cardinality_query_analysis.L4:join_cardinality_query_analysis.L4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join_cardinality_query_analysis.A2:join_cardinality_query_analysis.A17 join_cardinality_query_analysis.D2:join_cardinality_query_analysis.D8 join_cardinality_query_analysis.G2:join_cardinality_query_analysis.G14 join_cardinality_query_analysis.J2:join_cardinality_query_analysis.J17</svg:desc>
                </draw:g>
              </table:table-cell>
              <table:table-cell office:value-type="float" office:value="459925">
                <text:p>459925</text:p>
                <draw:g>
                  <svg:desc>join_cardinality_query_analysis.D2:join_cardinality_query_analysis.D8</svg:desc>
                </draw:g>
              </table:table-cell>
              <table:table-cell office:value-type="float" office:value="378072">
                <text:p>378072</text:p>
                <draw:g>
                  <svg:desc>join_cardinality_query_analysis.G2:join_cardinality_query_analysis.G14</svg:desc>
                </draw:g>
              </table:table-cell>
              <table:table-cell office:value-type="float" office:value="159355">
                <text:p>159355</text:p>
                <draw:g>
                  <svg:desc>join_cardinality_query_analysis.J2:join_cardinality_query_analysis.J17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68225">
                <text:p>168225</text:p>
              </table:table-cell>
              <table:table-cell office:value-type="float" office:value="104095">
                <text:p>104095</text:p>
              </table:table-cell>
              <table:table-cell office:value-type="float" office:value="39854">
                <text:p>3985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48552">
                <text:p>148552</text:p>
              </table:table-cell>
              <table:table-cell office:value-type="float" office:value="22138.5">
                <text:p>22138.5</text:p>
              </table:table-cell>
              <table:table-cell office:value-type="float" office:value="14010">
                <text:p>1401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7884">
                <text:p>77884</text:p>
              </table:table-cell>
              <table:table-cell office:value-type="float" office:value="12936">
                <text:p>12936</text:p>
              </table:table-cell>
              <table:table-cell office:value-type="float" office:value="9923">
                <text:p>992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0057">
                <text:p>30057</text:p>
              </table:table-cell>
              <table:table-cell office:value-type="float" office:value="8713">
                <text:p>8713</text:p>
              </table:table-cell>
              <table:table-cell office:value-type="float" office:value="8208">
                <text:p>820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448">
                <text:p>8448</text:p>
              </table:table-cell>
              <table:table-cell office:value-type="float" office:value="7683">
                <text:p>7683</text:p>
              </table:table-cell>
              <table:table-cell office:value-type="float" office:value="8890">
                <text:p>889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254">
                <text:p>4254</text:p>
              </table:table-cell>
              <table:table-cell office:value-type="float" office:value="6615">
                <text:p>6615</text:p>
              </table:table-cell>
              <table:table-cell office:value-type="float" office:value="8913">
                <text:p>891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6085">
                <text:p>6085</text:p>
              </table:table-cell>
              <table:table-cell office:value-type="float" office:value="8819">
                <text:p>881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5628">
                <text:p>5628</text:p>
              </table:table-cell>
              <table:table-cell office:value-type="float" office:value="9225">
                <text:p>922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3027">
                <text:p>3027</text:p>
              </table:table-cell>
              <table:table-cell office:value-type="float" office:value="8340">
                <text:p>834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903.5">
                <text:p>1903.5</text:p>
              </table:table-cell>
              <table:table-cell office:value-type="float" office:value="7163.5">
                <text:p>7163.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191">
                <text:p>1191</text:p>
              </table:table-cell>
              <table:table-cell office:value-type="float" office:value="6940">
                <text:p>694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397">
                <text:p>397</text:p>
              </table:table-cell>
              <table:table-cell office:value-type="float" office:value="4890">
                <text:p>489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68">
                <text:p>286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0">
                <text:p>162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MacOSX_X86_64 LibreOffice_project/c21113d003cd3efa8c53188764377a8272d9d6de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